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Bitstream Vera Sans"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Arial" fo:font-weight="bold" style:font-weight-asian="bold" style:font-weight-complex="bold"/>
    </style:style>
    <style:style style:name="P2" style:family="paragraph" style:parent-style-name="Standard">
      <style:paragraph-properties fo:line-height="150%"/>
      <style:text-properties style:font-name="Arial"/>
    </style:style>
    <style:style style:name="P3" style:family="paragraph" style:parent-style-name="Standard">
      <style:paragraph-properties fo:line-height="150%" fo:text-align="center" style:justify-single-word="false"/>
      <style:text-properties style:font-name="Arial" fo:font-style="italic" style:font-style-asian="italic" style:font-style-complex="italic"/>
    </style:style>
    <style:style style:name="P4" style:family="paragraph" style:parent-style-name="Standard">
      <style:paragraph-properties fo:line-height="150%" fo:text-align="justify" style:justify-single-word="false"/>
      <style:text-properties style:font-name="Arial"/>
    </style:style>
    <style:style style:name="P5" style:family="paragraph" style:parent-style-name="Standard">
      <style:paragraph-properties fo:margin-left="1.744cm" fo:margin-right="1.84cm" fo:line-height="150%" fo:text-align="justify" style:justify-single-word="false" fo:text-indent="0cm" style:auto-text-indent="false"/>
      <style:text-properties style:font-name="Arial"/>
    </style:style>
    <style:style style:name="P6" style:family="paragraph" style:parent-style-name="Standard">
      <style:paragraph-properties fo:margin-left="1.707cm" fo:margin-right="1.894cm" fo:line-height="150%" fo:text-align="justify" style:justify-single-word="false" fo:text-indent="0cm" style:auto-text-indent="false"/>
      <style:text-properties style:font-name="Arial"/>
    </style:style>
    <style:style style:name="P7" style:family="paragraph" style:parent-style-name="Standard">
      <style:paragraph-properties fo:line-height="150%" fo:text-align="justify" style:justify-single-word="false" fo:break-before="page"/>
      <style:text-properties style:font-name="Arial"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font-name="Arial"/>
    </style:style>
    <style:style style:name="T3" style:family="text">
      <style:text-properties fo:background-color="transparent"/>
    </style:style>
    <style:style style:name="T4" style:family="text">
      <style:text-properties fo:font-style="italic" style:font-style-asian="italic" style:font-style-complex="italic"/>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style="italic" style:text-underline-style="none"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es Hobbes give the sovereign too much power?</text:p>
      <text:p text:style-name="P2"/>
      <text:p text:style-name="P3">'Perhaps the most enduring criticism of Hobbes's political philosophy is that it provides for an absolute sovereign that poses a great threat to individual freedom.'<text:note text:id="ftn1" text:note-class="footnote"><text:note-citation>1</text:note-citation><text:note-body><text:p text:style-name="Footnote">Van Mill, (2002), p 21. Van Mill wrote to rescue Hobbes by defending civil liberties in Hobbes's Commonwealth.</text:p></text:note-body></text:note></text:p>
      <text:p text:style-name="P2"/>
      <text:p text:style-name="P4">The question highlights a significant topic of discussion in the considerable body of Hobbes scholarship: power. Does Hobbes give the sovereign too much power? How is his absolutism to be understood? What are the constraints and freedoms for both subject and sovereign in Hobbes's commonwealth? These questions continue to be debated because Hobbes has been understood as an authoritarian because of the absolutism of his political philosophy in <text:span text:style-name="T1">Leviathan</text:span> and his other writings.</text:p>
      <text:p text:style-name="P4"/>
      <text:p text:style-name="P4">Hobbes is relevant today because he defined the need for a sovereign to govern a commonwealth, because of his theories on the obligations and duties of subjects or citizens of that commonwealth and his apparent endorsement of the democratic institutionalisation of sovereignty within the commonwealth. His assessment and recommendations have cast <text:s/>a long shadow over western political philosophy. </text:p>
      <text:p text:style-name="P4"/>
      <text:p text:style-name="P4">My argument is that Hobbes gives excessive power to the sovereign. In demonstrating my argument I will show the great threat posed by this absolute governor. To show this I will outline Hobbes's thought experiment in Leviathan<text:note text:id="ftn2" text:note-class="footnote"><text:note-citation>2</text:note-citation><text:note-body><text:p text:style-name="Footnote">Throughout this essay I will reference pages in Leviathan to the Penguin Classics Hobbes, T. (1985) edition of the book in simple parenthesis.</text:p></text:note-body></text:note> into the natural state of humanity and his account of the need of a sovereign. The perpetuation of the relationship of sovereign and subject in a social contract will be briefly examined. In doing so I will highlight the arguments of those who seek to rescue Hobbes from the charge of authoritarianism by constructing a liberalised, almost sanitised, account of his position. I will then examine aspects of the power available to the sovereign according to Hobbes in order to support my argument that Hobbes's Leviathan is given too much power. <text:s/>Throughout this essay I will aim to complement the argument of Tarlton<text:note text:id="ftn3" text:note-class="footnote"><text:note-citation>3</text:note-citation><text:note-body><text:p text:style-name="Footnote">Tarlton (2001) provides a through examination of what he terms 'The Liberalization of Leviathan' in Part 1 of 'The Despotical Doctrine of Hobbes'</text:p></text:note-body></text:note>.</text:p>
      <text:p text:style-name="P4"/>
      <text:p text:style-name="P4">Hobbes wrote <text:span text:style-name="T1">Leviathan</text:span> in order to define the “matter, forme and power of a common-wealth”<text:note text:id="ftn4" text:note-class="footnote"><text:note-citation>4</text:note-citation><text:note-body><text:p text:style-name="Footnote">The subtitle of Leviathan as shown on the title plate of Hobbes, T. (1985)</text:p></text:note-body></text:note>. To do so he dissolves socio-political constraints on the individual in a thought experiment. Hobbes was a humanist and atheist so he conducts a rational thought experiment rather than constructing a political theory based on religious appeals. Hobbes's psychology of the human condition, the 'matter' of a commonwealth<text:note text:id="ftn5" text:note-class="footnote"><text:note-citation>5</text:note-citation><text:note-body><text:p text:style-name="Footnote">I have understood the <text:span text:style-name="T2">“matter, forme and power” Hobbes speaks of as psychology, sociology and political philosophy respectively.</text:span></text:p></text:note-body></text:note>, forms the first part of his book <text:span text:style-name="T1">Leviathan</text:span>. In summary, Hobbes is a pessimist in his view of humanity. While he says that humans have a desire for peace<text:note text:id="ftn6" text:note-class="footnote"><text:note-citation>6</text:note-citation><text:note-body><text:p text:style-name="Footnote">“That every man, ought to endeavour Peace” is one of Hobbes's Natural Laws (p. 190)</text:p></text:note-body></text:note>, Hobbes believes that we have an innate capacity for violence and murder and a paramount desire for self-preservation<text:note text:id="ftn7" text:note-class="footnote"><text:note-citation>7</text:note-citation><text:note-body><text:p text:style-name="Footnote">“The Second, the summe of the Right of Nature; which is By all means we can, to defend our selves.” (p. 190)</text:p></text:note-body></text:note>. His sociology is one of individualism, with humans having “no pleasure, (but on the contrary a greate deale of griefe) in keeping company” (p185) with each other.</text:p>
      <text:p text:style-name="P4"/>
      <text:p text:style-name="P4">Hobbes's purposes in writing <text:span text:style-name="T1">Leviathan</text:span> was to show the need for 'government', so his thought experiment removes external restraint on an individual human being in order ascertain if there is a need for what he takes away. Without government, humans live, according to Hobbes, in a 'state of nature', where all live at complete liberty. For Hobbes, complete liberty, his 'state of nature', is rationally undesirable for human beings. This is because without constraints humans live with a perpetual fear of experiencing violence at the hands of another human in competition for the resources needed to stay alive. Hobbes's thought experiment concludes that human beings will rationally choose to divest themselves of the complete liberty to murder and be murdered that they have in the 'state of nature' to a sovereign which has the power to provide security and protection for them:</text:p>
      <text:p text:style-name="P4"/>
      <text:p text:style-name="P5">“For by this Authoritie, given him by every particular man in the Common-Wealth, he hath the use of so much Power and Strength conferred on him, that by terror thereof, he is inabled to forme the wills of them all, to Peace at home, and mutuall ayd against their enemies abroad.” (p.227-8)</text:p>
      <text:p text:style-name="P4"/>
      <text:p text:style-name="P4">A communities consent in partially giving up their liberty to the sovereign binds them and the sovereign in a social contract. Both consent and obligation in the contract can be unspoken. An explicit declaration by a group of people in a state of nature to institute a sovereign need not have ever occurred – Hobbes's Leviathan could have evolved from convention into mass-practice, arriving at the sovereign ruler of a territory he describes. That the contractual obligation is assumed and not codified in a constitution is particularly concerning, given the power the absolute ruler has at his/her disposal. </text:p>
      <text:p text:style-name="P4"/>
      <text:p text:style-name="P4">Now that I have considered the instituting of a sovereign in Hobbes's commonwealth, I will outline the power available to this office. In doing this I will demonstrate that Hobbes's sovereign is given too much power and that there are no practical constraints on it, leaving his Leviathan prone to abuse of power leading to tyranny.</text:p>
      <text:p text:style-name="P4"/>
      <text:p text:style-name="P4">The sovereign described in <text:span text:style-name="T1">Leviathan</text:span> is the sole and absolute authority in the area he/she governs<text:note text:id="ftn8" text:note-class="footnote"><text:note-citation>8</text:note-citation><text:note-body><text:p text:style-name="Footnote">'Soveraign Power ought in all Common-wealths to be absolute' (p. 260)</text:p></text:note-body></text:note>. The sovereign is so defined in order that there be a final arbiter, to keep the peace, and provide the security Hobbes deems necessary for humanity to flourish, allowing for <text:s/>trade and agriculture, travel and education, arts, letters, sciences<text:note text:id="ftn9" text:note-class="footnote"><text:note-citation>9</text:note-citation><text:note-body><text:p text:style-name="Footnote">The in-commodities of the “state of warrre” prevent humanity from reaching its full potential (p. 186).</text:p></text:note-body></text:note>. Talton observes that many authors 'see' the absolutism in <text:span text:style-name="T1">Leviathan</text:span> but explain it away as a technical necessity, 'commonplace and unproblematic': “'Absolute' became only an inoffensive and indistinct adjective for modifying 'sovereignty', 'power' and 'authority'”<text:note text:id="ftn10" text:note-class="footnote"><text:note-citation>10</text:note-citation><text:note-body><text:p text:style-name="Footnote">Talton, p. 599-600</text:p></text:note-body></text:note>. I find Hobbes's doctrine as problematic as Talton, and will now go on to show how this absolutism gives the sovereign too much power.</text:p>
      <text:p text:style-name="P4"/>
      <text:p text:style-name="P4">The sovereign, as arbiter of justice, is entitled to promulgate any legislation<text:note text:id="ftn11" text:note-class="footnote"><text:note-citation>11</text:note-citation><text:note-body><text:p text:style-name="Footnote">'The Soveraign is Legislator' (p. 312)</text:p></text:note-body></text:note>. Furthermore, the sovereign is placed by Hobbes outside of the framework within which final justice is obtained<text:note text:id="ftn12" text:note-class="footnote"><text:note-citation>12</text:note-citation><text:note-body><text:p text:style-name="Footnote">'And not subject to Civill Law' (p. 313)</text:p></text:note-body></text:note>. This is the principal example of how the sovereign is given too much power: Hobbes's sovereign is beyond the law. While Hobbes attempts to provide some constraints on a sovereign beyond the reach of law; such as the requirement for promulgated legislation to be 'just'<text:note text:id="ftn13" text:note-class="footnote"><text:note-citation>13</text:note-citation><text:note-body><text:p text:style-name="Footnote">'By Instruction &amp; Lawes' (p. 376) and 'Good Lawes what' (p. 388)</text:p></text:note-body></text:note>, and Hobbes's expectation that the sovereign will act for <text:s/>the common good<text:note text:id="ftn14" text:note-class="footnote"><text:note-citation>14</text:note-citation><text:note-body><text:p text:style-name="Footnote">'The Procuration of the Good of the People' (p. 376)</text:p></text:note-body></text:note>; the sovereign is primarily guided b<text:span text:style-name="T3">y Hobbes to preserve his power and authority. This provides the potentia</text:span>l for the abuse of power and a pathway to tyranny.</text:p>
      <text:p text:style-name="P4"/>
      <text:p text:style-name="P4">It is possible to counter this claim with Hobbes's insistence that natural, i.e. pre-political, law continues into civil law in a governed society. Yet I think that this 'constraint' is flimsy: the only relevant natural law that remains in Hobbes's civil society is that of self-preservation and this only comes into play when the sovereign attempts to punish a subject for disobedience. Furthermore, the continuation of natural law into civil law provides an opportunity for tyranny to arise: the natural law in the state of nature is violent and brutal.</text:p>
      <text:p text:style-name="P4"/>
      <text:p text:style-name="P4">Some authors do not see the positioning of the sovereign outside of the rule of law as problematic. Indeed it can be argued that the sovereign must be outside the rule of law in order that law can be promulgated and final arbitration achieved. But by not challenging this core principle of Hobbes's commonwealth, or by accepting this idea and by some 'sleight of hand' sanitising the clear and present danger of a sovereign beyond direct accountability to his/her subjects or by highlighting weak 'constraints' on the sovereign, these academics are contributing to what Talton calls 'the liberalisation of Leviathan'.</text:p>
      <text:p text:style-name="P4"/>
      <text:p text:style-name="P4">This crucial placing of the sovereign beyond the law is related to one of the duties of the sovereign: education. Hobbes places a duty on the sovereign to educate his/her subjects. Hobbes counsels sovereigns to promulgate not only <text:span text:style-name="T4">just</text:span> legislation, but also <text:span text:style-name="T4">understandable</text:span> legislation. This duty is derived from Hobbes's conclusion that an educated subject will understand and uphold the social order within which they live and enjoy their existence out of the 'state of nature'. An educated subject will also understand the reason for the political and judicial framework and will accept justice from it.<text:note text:id="ftn15" text:note-class="footnote"><text:note-citation>15</text:note-citation><text:note-body><text:p text:style-name="Footnote">(p. 378-9)</text:p></text:note-body></text:note></text:p>
      <text:p text:style-name="P4"/>
      <text:p text:style-name="P4">The provision of education goes hand in hand with the right of censorship Hobbes gives his sovereign. In Hobbes's commonwealth the sovereign is entitled to control the doctrines in public discourse: “it is annexed to the Soveraignth, to be Judge of what Opinions and Doctorines are averse, and what conducing to Peace; and...who shall examine the Doctorines of all bookes before the be published.”<text:note text:id="ftn16" text:note-class="footnote"><text:note-citation>16</text:note-citation><text:note-body><text:p text:style-name="Footnote">(p. 233)</text:p></text:note-body></text:note> <text:s/>This right can be utilised in a number of ways. It can be used to silence dissent in the commonwealth, and, more positively, it can be used to protect subjects of the commonwealth from persecution on the basis of their sex, race, gender, etc. Control of 'hate-speak' has been a method by which western liberal democracies have pursued an anti-discrimination agenda, most recently with the Racial and Religious Hatred Act 2006<text:note text:id="ftn17" text:note-class="footnote"><text:note-citation>17</text:note-citation><text:note-body><text:p text:style-name="Footnote">The full bill can be found at <text:a xlink:type="simple" xlink:href="http://www.opsi.gov.uk/acts/acts2006/20060001.htm">http://www.opsi.gov.uk/acts/acts2006/20060001.htm</text:a> and for commentary on <text:s/>the impact of this bill on freedom of speech see <text:a xlink:type="simple" xlink:href="http://politics.guardian.co.uk/homeaffairs/story/0,,1698850,00.html">http://politics.guardian.co.uk/homeaffairs/story/0,,1698850,00.html</text:a></text:p></text:note-body></text:note> passed by the sovereign government of the United Kingdom.</text:p>
      <text:p text:style-name="P4"/>
      <text:p text:style-name="P4">Van Mill argues compellingly that the 'Boundaries of Freedom' in Hobbes's commonwealth are wide and secure. He agrees with Hobbes that education is the duty of the sovereign and highlights the 'virtues of character that the state has to inculcate'. He argues that Hobbes's censorship is a light touch and points out that the banning of books, even those likely to challenge the rule of monarchy, is not advocated. In place of prohibition, Hobbes would have us educated by the publishing of 'masterful corrective' works.<text:note text:id="ftn18" text:note-class="footnote"><text:note-citation>18</text:note-citation><text:note-body><text:p text:style-name="Footnote">Van Mill, D. p23-24</text:p></text:note-body></text:note></text:p>
      <text:p text:style-name="P4"/>
      <text:p text:style-name="P4">I make the link between these two duties, education and control of doctrine in order to draw attention to the potential for tyranny by an absolute sovereign. In George Orwell's <text:span text:style-name="T5">1984</text:span> these two duties are shown taken to there most extreme conclusion. In the case of the first, the eduction of children is used as means of control. Children are educated by the sovereign, 'Big Brother', to spy on and accuse their own parents. In the case of the second, Newspeak, the official language of Oceania - devised to meet the ideological needs of Ingsoc, or English Socialism - is a means of controlling the doctrines in Big Brother's commonwealth. The publishing of 'masterful corrective' works falls to the Ministry of Truth.</text:p>
      <text:p text:style-name="P4"/>
      <text:p text:style-name="P6">“When Newspeak had been adopted once and for all and Oldspeak forgotten, a heretical thought – that is, a thought diverging from the principles of Ingsoc – should be literally unthinkable, at least so far as thought is dependent on words.” <text:note text:id="ftn19" text:note-class="footnote"><text:note-citation>19</text:note-citation><text:note-body><text:p text:style-name="Footnote">Orwell, G. (2000) p.917</text:p></text:note-body></text:note></text:p>
      <text:p text:style-name="P4"/>
      <text:p text:style-name="P4">Orwell gives an example of absolute power wielded by a tyrannical government in his satire. My choice of 1984 as an example of the excesses a Leviathan is able to impose on his subjects may seem a little unfair. After all Hobbes conceded that his preference for monarchy with absolute government in the hands of a single passion-led human was open to this office being abused: “And though of so unlimited a Power, men may fancy many evill consequences” Hobbes writes. “...yet the consequences of the want of it (the state of nature) are much worse” (p.260) he continues, providing his own defence to this charge.</text:p>
      <text:p text:style-name="P4"/>
      <text:p text:style-name="P4">In the introduction to <text:span text:style-name="T1">Leviathan</text:span> Hobbes appears only too aware of the challenging aspects of his discourse: “I know not how the world will receive it, nor how it may reflect on those that shall seem to favour it. For in a way beset with those that contend on one side for too great Liberty, and on the other side for too much Authority, 'tis hard to pass between the points of both unwounded.”<text:note text:id="ftn20" text:note-class="footnote"><text:note-citation>20</text:note-citation><text:note-body><text:p text:style-name="Footnote">(p.75)</text:p></text:note-body></text:note> Let us see how he did. As discussed, there are those who see in <text:span text:style-name="T1">Leviathan</text:span> and Hobbes's other writings an absolute sovereign consensually instituted with only sufficient power as to maintain peace and security through the guarantee of justice. For those authors, attributing a liberal 'balance of power' notion to Hobbes is sufficient. The relationship between sovereign and subject is harmonious and in balance because the former desires to maintain his/herposition and governs the latter, who themselves do not desire the alternative 'state of nature', equitably and justly. For Van Mill the point is that “political power is necessary but because of this it is also necessarily dangerous. Hobbes thought that the ill-use of such power will usually end in a disruption of the peace and hence is bad for all involved.”<text:note text:id="ftn21" text:note-class="footnote"><text:note-citation>21</text:note-citation><text:note-body><text:p text:style-name="Footnote">Van Mill, p.36</text:p></text:note-body></text:note></text:p>
      <text:p text:style-name="P4"/>
      <text:p text:style-name="P4"/>
      <text:p text:style-name="P4">For others, such as Talton, who's view of the power available to Hobbes's sovereign is that it leads directly to tyranny and arbitrary despotism<text:note text:id="ftn22" text:note-class="footnote"><text:note-citation>22</text:note-citation><text:note-body><text:p text:style-name="Footnote">Talton, C.D., p. 587</text:p></text:note-body></text:note>, Hobbes should not be considered a 'proto-liberal'. The power given to the sovereign by Hobbes is too great and, as I have shown with the graphic example from Orwell, absolute power creates the fearful 'state of nature' that Hobbes was trying to rescue us from.</text:p>
      <text:p text:style-name="P4"/>
      <text:p text:style-name="P4"/>
      <text:p text:style-name="P4"/>
      <text:p text:style-name="P4"/>
      <text:p text:style-name="P4">Word count 2351.</text:p>
      <text:p text:style-name="P7">Bibliography</text:p>
      <text:p text:style-name="P4"/>
      <text:p text:style-name="P4">Hobbes, T., (1968), <text:span text:style-name="T1">Leviathan</text:span>, London, Penguin Books</text:p>
      <text:p text:style-name="P4"/>
      <text:p text:style-name="P4">Orwell, G., (2000), <text:span text:style-name="T1">The Complete Novels</text:span>, London, Penguin Books</text:p>
      <text:p text:style-name="P4"/>
      <text:p text:style-name="P4">Talton, C. D., (2001), <text:span text:style-name="T1">The Despotical Doctrine of Hobbes, Part 1: The Liberalisation of Leviathan</text:span>, in <text:span text:style-name="T6">History of Political Thought</text:span>, Vol XXII. No 4, Winter 2001</text:p>
      <text:p text:style-name="P4"/>
      <text:p text:style-name="P4">Talton, C. D., (2002), <text:span text:style-name="T1">The Despotical Doctrine of Hobbes, Part 2: Aspects of the Textual Substructure of Tyranny in Leviathan</text:span>, in <text:span text:style-name="T6">History of Political Thought</text:span>, Vol XXIII. No 1, Spring 2002</text:p>
      <text:p text:style-name="P4"/>
      <text:p text:style-name="P4">Van Mill, D., (2002), <text:span text:style-name="T1">Civil Liberty in Hobbes's Commonwealth</text:span>, in <text:span text:style-name="T4">Australian Journal of Political Science</text:span>, Vol 37, No 1, pp 21-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Bitstream Vera Sans"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Footnote" style:family="paragraph" style:parent-style-name="Standard" style:class="extra" style:master-page-name="">
      <style:paragraph-properties fo:margin-left="0.499cm" fo:margin-right="0cm" fo:text-indent="-0.499cm" style:auto-text-indent="false" text:number-lines="false" text:line-number="0"/>
      <style:text-properties style:font-name="Arial1" fo:font-size="9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7$Build-9044</meta:generator>
    <meta:initial-creator>Rob Dyke</meta:initial-creator>
    <meta:creation-date>2006-10-29T10:19:23</meta:creation-date>
    <dc:creator>Rob Dyke</dc:creator>
    <dc:date>2006-12-13T10:04:06</dc:date>
    <dc:language>en-GB</dc:language>
    <meta:editing-cycles>37</meta:editing-cycles>
    <meta:editing-duration>P1DT6H1M22S</meta:editing-duration>
    <meta:user-defined meta:name="Info 1"/>
    <meta:user-defined meta:name="Info 2"/>
    <meta:user-defined meta:name="Info 3"/>
    <meta:user-defined meta:name="Info 4"/>
    <meta:document-statistic meta:table-count="0" meta:image-count="0" meta:object-count="0" meta:page-count="7" meta:paragraph-count="51" meta:word-count="2450" meta:character-count="14826"/>
  </office:meta>
</office:document-meta>
</file>